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egoe UI" svg:font-family="'Segoe UI'" style:font-adornments="Обычный"/>
    <style:font-face style:name="Times New Roman1" svg:font-family="'Times New Roman'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03cm" table:align="margins" style:writing-mode="lr-tb"/>
    </style:style>
    <style:style style:name="Таблица1.A" style:family="table-column">
      <style:table-column-properties style:column-width="0.797cm" style:rel-column-width="2612*"/>
    </style:style>
    <style:style style:name="Таблица1.D" style:family="table-column">
      <style:table-column-properties style:column-width="0.801cm" style:rel-column-width="2625*"/>
    </style:style>
    <style:style style:name="Таблица1.Y" style:family="table-column">
      <style:table-column-properties style:column-width="0.813cm" style:rel-column-width="2665*"/>
    </style:style>
    <style:style style:name="Таблица1.1" style:family="table-row">
      <style:table-row-properties style:min-row-height="0.697cm" style:keep-together="true" fo:keep-together="auto"/>
    </style:style>
    <style:style style:name="Таблица1.A1" style:family="table-cell" style:data-style-name="N0">
      <style:table-cell-properties fo:padding="0cm" fo:border="0.002cm solid #000000"/>
    </style:style>
    <style:style style:name="Таблица1.F1" style:family="table-cell">
      <style:table-cell-properties fo:padding="0cm" fo:border="0.002cm solid #000000"/>
    </style:style>
    <style:style style:name="Таблица1.2" style:family="table-row">
      <style:table-row-properties style:min-row-height="0.538cm" style:keep-together="true" fo:keep-together="auto"/>
    </style:style>
    <style:style style:name="Таблица1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1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3" style:family="table">
      <style:table-properties style:width="20.003cm" table:align="margins"/>
    </style:style>
    <style:style style:name="Таблица3.A" style:family="table-column">
      <style:table-column-properties style:column-width="10.001cm" style:rel-column-width="32767*"/>
    </style:style>
    <style:style style:name="Таблица3.B" style:family="table-column">
      <style:table-column-properties style:column-width="10.001cm" style:rel-column-width="32768*"/>
    </style:style>
    <style:style style:name="Таблица3.1" style:family="table-row">
      <style:table-row-properties style:min-row-height="0.275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0.003cm" table:align="margins" style:writing-mode="lr-tb"/>
    </style:style>
    <style:style style:name="Таблица2.A" style:family="table-column">
      <style:table-column-properties style:column-width="0.797cm" style:rel-column-width="2612*"/>
    </style:style>
    <style:style style:name="Таблица2.D" style:family="table-column">
      <style:table-column-properties style:column-width="0.801cm" style:rel-column-width="2625*"/>
    </style:style>
    <style:style style:name="Таблица2.Y" style:family="table-column">
      <style:table-column-properties style:column-width="0.813cm" style:rel-column-width="2665*"/>
    </style:style>
    <style:style style:name="Таблица2.1" style:family="table-row">
      <style:table-row-properties style:min-row-height="0.697cm" style:keep-together="true" fo:keep-together="auto"/>
    </style:style>
    <style:style style:name="Таблица2.A1" style:family="table-cell" style:data-style-name="N0">
      <style:table-cell-properties fo:padding="0cm" fo:border="0.002cm solid #000000"/>
    </style:style>
    <style:style style:name="Таблица2.F1" style:family="table-cell">
      <style:table-cell-properties fo:padding="0cm" fo:border="0.002cm solid #000000"/>
    </style:style>
    <style:style style:name="Таблица2.2" style:family="table-row">
      <style:table-row-properties style:min-row-height="0.538cm" style:keep-together="true" fo:keep-together="auto"/>
    </style:style>
    <style:style style:name="Таблица2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2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4" style:family="table">
      <style:table-properties style:width="20.003cm" table:align="margins" style:writing-mode="lr-tb"/>
    </style:style>
    <style:style style:name="Таблица4.A" style:family="table-column">
      <style:table-column-properties style:column-width="0.797cm" style:rel-column-width="2612*"/>
    </style:style>
    <style:style style:name="Таблица4.D" style:family="table-column">
      <style:table-column-properties style:column-width="0.801cm" style:rel-column-width="2625*"/>
    </style:style>
    <style:style style:name="Таблица4.Y" style:family="table-column">
      <style:table-column-properties style:column-width="0.813cm" style:rel-column-width="2665*"/>
    </style:style>
    <style:style style:name="Таблица4.1" style:family="table-row">
      <style:table-row-properties style:min-row-height="0.697cm" style:keep-together="true" fo:keep-together="auto"/>
    </style:style>
    <style:style style:name="Таблица4.A1" style:family="table-cell">
      <style:table-cell-properties fo:padding="0cm" fo:border="0.002cm solid #000000"/>
    </style:style>
    <style:style style:name="Таблица4.2" style:family="table-row">
      <style:table-row-properties style:min-row-height="0.538cm" style:keep-together="true" fo:keep-together="auto"/>
    </style:style>
    <style:style style:name="Таблица4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4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5" style:family="table">
      <style:table-properties style:width="20.003cm" table:align="margins" style:writing-mode="lr-tb"/>
    </style:style>
    <style:style style:name="Таблица5.A" style:family="table-column">
      <style:table-column-properties style:column-width="0.797cm" style:rel-column-width="2612*"/>
    </style:style>
    <style:style style:name="Таблица5.D" style:family="table-column">
      <style:table-column-properties style:column-width="0.801cm" style:rel-column-width="2625*"/>
    </style:style>
    <style:style style:name="Таблица5.Y" style:family="table-column">
      <style:table-column-properties style:column-width="0.813cm" style:rel-column-width="2665*"/>
    </style:style>
    <style:style style:name="Таблица5.1" style:family="table-row">
      <style:table-row-properties style:min-row-height="0.706cm" style:keep-together="true" fo:keep-together="auto"/>
    </style:style>
    <style:style style:name="Таблица5.A1" style:family="table-cell">
      <style:table-cell-properties fo:padding="0cm" fo:border="0.002cm solid #000000"/>
    </style:style>
    <style:style style:name="Таблица5.2" style:family="table-row">
      <style:table-row-properties style:min-row-height="0.542cm" style:keep-together="true" fo:keep-together="auto"/>
    </style:style>
    <style:style style:name="Таблица5.A2" style:family="table-cell">
      <style:table-cell-properties fo:background-color="#a5a5a5" fo:padding="0cm" fo:border="0.002cm solid #000000">
        <style:background-image/>
      </style:table-cell-properties>
    </style:style>
    <style:style style:name="Таблица5.Y2" style:family="table-cell">
      <style:table-cell-properties fo:background-color="#bfbfbf" fo:padding="0cm" fo:border="0.002cm solid #000000">
        <style:background-image/>
      </style:table-cell-properties>
    </style:style>
    <style:style style:name="Таблица6" style:family="table">
      <style:table-properties style:width="20.003cm" table:align="margins"/>
    </style:style>
    <style:style style:name="Таблица6.A" style:family="table-column">
      <style:table-column-properties style:column-width="0.986cm" style:rel-column-width="3233*"/>
    </style:style>
    <style:style style:name="Таблица6.B" style:family="table-column">
      <style:table-column-properties style:column-width="1.66cm" style:rel-column-width="5441*"/>
    </style:style>
    <style:style style:name="Таблица6.C" style:family="table-column">
      <style:table-column-properties style:column-width="14.37cm" style:rel-column-width="47081*"/>
    </style:style>
    <style:style style:name="Таблица6.D" style:family="table-column">
      <style:table-column-properties style:column-width="1.709cm" style:rel-column-width="5599*"/>
    </style:style>
    <style:style style:name="Таблица6.E" style:family="table-column">
      <style:table-column-properties style:column-width="1.275cm" style:rel-column-width="4181*"/>
    </style:style>
    <style:style style:name="Таблица6.A1" style:family="table-cell">
      <style:table-cell-properties fo:padding="0.097cm" fo:border="0.035cm solid #000000"/>
    </style:style>
    <style:style style:name="Таблица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A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>
      <style:text-properties fo:language="ru" fo:country="RU"/>
    </style:style>
    <style:style style:name="P2" style:family="paragraph" style:list-style-name="L1">
      <style:text-properties fo:language="ru" fo:country="RU"/>
    </style:style>
    <style:style style:name="P3" style:family="paragraph">
      <style:text-properties fo:language="ru" fo:country="RU"/>
    </style:style>
    <style:style style:name="P4" style:family="paragraph">
      <style:text-properties fo:language="ru" fo:country="RU"/>
    </style:style>
    <style:style style:name="P5" style:family="paragraph">
      <style:text-properties fo:language="ru" fo:country="RU"/>
    </style:style>
    <style:style style:name="T1" style:family="text">
      <style:text-properties style:text-position="14% 100%" style:font-name="OpenSymbol" fo:font-size="7pt" fo:language="ru" fo:country="RU" fo:font-style="normal" fo:font-weight="bold" style:font-name-asian="OpenSymbol" style:font-size-asian="7pt" style:font-style-asian="normal" style:font-weight-asian="bold" style:font-name-complex="OpenSymbol" style:font-size-complex="7pt" style:font-style-complex="normal" style:font-weight-complex="bold" style:text-scale="195%"/>
    </style:style>
    <style:style style:name="T2" style:family="text">
      <style:text-properties style:text-position="14% 100%" style:font-name="OpenSymbol" fo:font-size="7pt" fo:letter-spacing="0.011cm" fo:font-weight="bold" style:font-name-asian="OpenSymbol" style:font-size-asian="7pt" style:font-weight-asian="bold" style:font-name-complex="OpenSymbol" style:font-size-complex="7pt" style:font-weight-complex="bold" style:text-scale="226%"/>
    </style:style>
    <style:style style:name="T3" style:family="text">
      <style:text-properties style:text-position="14% 100%" style:font-name="Arial2" fo:font-size="7pt" fo:language="ru" fo:country="RU" fo:font-style="normal" fo:font-weight="bold" style:font-name-asian="Arial2" style:font-size-asian="7pt" style:font-style-asian="normal" style:font-weight-asian="bold" style:font-name-complex="Arial2" style:font-size-complex="7pt" style:font-style-complex="normal" style:font-weight-complex="bold" style:text-scale="110%"/>
    </style:style>
    <style:style style:name="T4" style:family="text">
      <style:text-properties style:text-position="14% 100%" style:font-name="Arial2" fo:font-size="7pt" fo:letter-spacing="normal" fo:language="ru" fo:country="RU" fo:font-style="normal" fo:font-weight="bold" style:font-name-asian="Arial2" style:font-size-asian="7pt" style:font-style-asian="normal" style:font-weight-asian="bold" style:font-name-complex="Arial2" style:font-size-complex="7pt" style:font-style-complex="normal" style:font-weight-complex="bold" style:text-scale="110%"/>
    </style:style>
    <style:style style:name="T5" style:family="text">
      <style:text-properties style:text-position="14% 100%" style:font-name="Arial2" fo:font-size="7pt" fo:letter-spacing="normal" fo:language="ru" fo:country="RU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6" style:family="text">
      <style:text-properties style:text-position="14% 100%" style:font-name="Arial2" fo:font-size="7pt" fo:letter-spacing="normal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7" style:family="text">
      <style:text-properties style:text-position="14% 100%" style:font-name="Arial2" fo:font-size="7pt" fo:letter-spacing="-0.005cm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8" style:family="text">
      <style:text-properties style:text-position="14% 100%" style:font-name="Arial2" fo:font-size="7pt" fo:letter-spacing="-0.004cm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9" style:family="text">
      <style:text-properties style:text-position="14% 100%" style:font-name="Arial2" fo:font-size="7pt" fo:letter-spacing="-0.016cm" fo:font-weight="bold" style:font-name-asian="Arial2" style:font-size-asian="7pt" style:font-weight-asian="bold" style:font-name-complex="Arial2" style:font-size-complex="7pt" style:font-weight-complex="bold" style:text-scale="100%"/>
    </style:style>
    <style:style style:name="T10" style:family="text">
      <style:text-properties style:text-position="14% 100%" style:font-name="OpenSymbol1" fo:font-size="7pt" fo:language="ru" fo:country="RU" fo:font-style="normal" fo:font-weight="bold" style:font-name-asian="OpenSymbol1" style:font-size-asian="7pt" style:font-style-asian="normal" style:font-weight-asian="bold" style:font-name-complex="OpenSymbol1" style:font-size-complex="7pt" style:font-style-complex="normal" style:font-weight-complex="bold" style:text-scale="195%"/>
    </style:style>
    <style:style style:name="T11" style:family="text">
      <style:text-properties style:text-position="14% 100%" style:font-name="OpenSymbol1" fo:font-size="7pt" fo:letter-spacing="0.011cm" fo:font-weight="bold" style:font-name-asian="OpenSymbol1" style:font-size-asian="7pt" style:font-weight-asian="bold" style:font-name-complex="OpenSymbol1" style:font-size-complex="7pt" style:font-weight-complex="bold" style:text-scale="226%"/>
    </style:style>
    <style:style style:name="T12" style:family="text">
      <style:text-properties style:text-position="14% 100%" style:font-name="OpenSymbol1" fo:font-size="7pt" fo:letter-spacing="-0.254cm" fo:language="ru" fo:country="RU" fo:font-style="normal" fo:font-weight="bold" style:font-name-asian="OpenSymbol1" style:font-size-asian="7pt" style:font-style-asian="normal" style:font-weight-asian="bold" style:font-name-complex="OpenSymbol1" style:font-size-complex="7pt" style:font-style-complex="normal" style:font-weight-complex="bold" style:text-scale="195%"/>
    </style:style>
    <style:style style:name="T13" style:family="text">
      <style:text-properties style:text-position="14% 100%" style:font-name="OpenSymbol1" fo:font-size="7pt" fo:letter-spacing="-0.249cm" fo:font-weight="bold" style:font-name-asian="OpenSymbol1" style:font-size-asian="7pt" style:font-weight-asian="bold" style:font-name-complex="OpenSymbol1" style:font-size-complex="7pt" style:font-weight-complex="bold" style:text-scale="226%"/>
    </style:style>
    <style:style style:name="T14" style:family="text">
      <style:text-properties style:text-position="14% 100%" style:font-name="OpenSymbol1" fo:font-size="7pt" fo:letter-spacing="-0.249cm" fo:language="ru" fo:country="RU" fo:font-weight="bold" style:font-name-asian="OpenSymbol1" style:font-size-asian="7pt" style:font-weight-asian="bold" style:font-name-complex="OpenSymbol1" style:font-size-complex="7pt" style:font-weight-complex="bold" style:text-scale="226%"/>
    </style:style>
    <style:style style:name="T15" style:family="text">
      <style:text-properties style:text-position="0% 100%" style:font-name="Arial2" fo:font-size="8pt" fo:language="ru" fo:country="RU" fo:font-style="normal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 style:text-scale="110%"/>
    </style:style>
    <style:style style:name="T16" style:family="text">
      <style:text-properties style:text-position="0% 100%" style:font-name="Arial2" fo:font-size="8pt" fo:letter-spacing="-0.009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17" style:family="text">
      <style:text-properties style:text-position="0% 100%" style:font-name="Arial2" fo:font-size="8pt" fo:letter-spacing="normal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18" style:family="text">
      <style:text-properties style:text-position="0% 100%" style:font-name="Arial2" fo:font-size="8pt" fo:letter-spacing="normal" fo:language="ru" fo:country="RU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19" style:family="text">
      <style:text-properties style:text-position="0% 100%" style:font-name="Arial2" fo:font-size="8pt" fo:letter-spacing="0.002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20" style:family="text">
      <style:text-properties style:text-position="0% 100%" style:font-name="Arial2" fo:font-size="8pt" fo:letter-spacing="-0.004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21" style:family="text">
      <style:text-properties style:text-position="0% 100%" style:font-name="Arial2" fo:font-size="8pt" fo:letter-spacing="-0.005cm" fo:font-weight="normal" style:font-name-asian="Arial2" style:font-size-asian="8pt" style:font-weight-asian="normal" style:font-name-complex="Arial2" style:font-size-complex="8pt" style:font-weight-complex="normal" style:text-scale="100%"/>
    </style:style>
    <style:style style:name="T22" style:family="text">
      <style:text-properties style:font-name="Arial2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23" style:family="text">
      <style:text-properties style:font-name="Arial2" fo:font-size="9pt" fo:language="ru" fo:country="RU" fo:font-weight="normal" style:font-name-asian="Arial2" style:font-size-asian="9pt" style:font-weight-asian="normal" style:font-name-complex="Arial2" style:font-size-complex="9pt" style:font-weight-complex="normal"/>
    </style:style>
    <style:style style:name="T24" style:family="text">
      <style:text-properties style:font-name="Times New Roman1" fo:font-size="9pt" style:text-underline-style="solid" style:text-underline-width="auto" style:text-underline-color="#000000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5" style:family="text">
      <style:text-properties style:font-name="Times New Roman1" fo:font-size="9pt" fo:language="ru" fo:country="RU" style:text-underline-style="solid" style:text-underline-width="auto" style:text-underline-color="#000000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ru" fo:country="RU"/>
    </style:style>
    <text:list-style style:name="L1">
      <text:list-level-style-bullet text:level="1" text:style-name="Bullet_20_Symbols" text:bullet-char="⃣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Оценочная анкета</text:h>
      <text:p>Позвольте поблагодарить Вас за участие в нашем мероприятии. Мы стремится стать лучшей компанией на рынке семинаров и конференций. Ваши отзывы необходимы, чтобы сделать процесс проведения мероприятий более качественным. Ваши комментарии будут особенно полезны. Выделите или обведите, пожалуйста, нужную цифру.</text:p>
      <text:p text:style-name="Вопрос"><text:span text:style-name="T27"><text:s/></text:span><text:span text:style-name="T27"></text:span><text:span text:style-name="T27"> </text:span><text:span text:style-name="T27">плохо<text:tab/><text:tab/><text:tab/> <text:s text:c="5"/></text:span><text:span text:style-name="T27">ПРОФЕССИОНАЛИЗМ ДОКЛАДЧИКОВ <text:tab/><text:tab/><text:tab/> <text:s text:c="2"/></text:span><text:span text:style-name="T27">отлично </text:span><text:span text:style-name="T27">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/>
        <table:table-column table:style-name="Таблица1.D"/>
        <table:table-column table:style-name="Таблица1.A"/>
        <table:table-column table:style-name="Таблица1.D" table:number-columns-repeated="4"/>
        <table:table-column table:style-name="Таблица1.A"/>
        <table:table-column table:style-name="Таблица1.D" table:number-columns-repeated="2"/>
        <table:table-column table:style-name="Таблица1.A"/>
        <table:table-column table:style-name="Таблица1.D"/>
        <table:table-column table:style-name="Таблица1.A"/>
        <table:table-column table:style-name="Таблица1.D" table:number-columns-repeated="4"/>
        <table:table-column table:style-name="Таблица1.A"/>
        <table:table-column table:style-name="Таблица1.D"/>
        <table:table-column table:style-name="Таблица1.A"/>
        <table:table-column table:style-name="Таблица1.Y"/>
        <table:table-row table:style-name="Таблица1.1">
          <table:table-cell table:style-name="Таблица1.A1" table:number-columns-spanned="5" office:value-type="float" office:value="1">
            <text:p text:style-name="Table_20_Paragraph">1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Table_20_Paragraph">2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Table_20_Paragraph">3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Table_20_Paragraph">4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5" office:value-type="string">
            <text:p text:style-name="Table_20_Paragraph">5</text:p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F1" office:value-type="string">
            <text:p text:style-name="Table_20_Paragraph"/>
          </table:table-cell>
          <table:table-cell table:style-name="Таблица1.Y2" office:value-type="string">
            <text:p text:style-name="Table_20_Paragraph"/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>Кто был худшим?</text:p>
          </table:table-cell>
          <table:table-cell table:style-name="Таблица3.B1" office:value-type="string">
            <text:p>Кто был лучшим?</text:p>
          </table:table-cell>
        </table:table-row>
        <table:table-row>
          <table:table-cell table:style-name="Таблица3.A2" office:value-type="float" office:value="1">
            <text:p>1</text:p>
          </table:table-cell>
          <table:table-cell table:style-name="Таблица3.B2" office:value-type="float" office:value="1">
            <text:p>1</text:p>
          </table:table-cell>
        </table:table-row>
        <table:table-row>
          <table:table-cell table:style-name="Таблица3.A2" office:value-type="float" office:value="2">
            <text:p>2</text:p>
          </table:table-cell>
          <table:table-cell table:style-name="Таблица3.B2" office:value-type="float" office:value="2">
            <text:p>2</text:p>
          </table:table-cell>
        </table:table-row>
      </table:table>
      <text:p text:style-name="Вопрос"> Слишком узкие <text:s text:c="55"/>ВОПРОСЫ <text:s/>КОНФЕРЕНЦИИ <text:s text:c="49"/>Слишком общие 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/>
        <table:table-column table:style-name="Таблица2.D"/>
        <table:table-column table:style-name="Таблица2.A"/>
        <table:table-column table:style-name="Таблица2.D" table:number-columns-repeated="4"/>
        <table:table-column table:style-name="Таблица2.A"/>
        <table:table-column table:style-name="Таблица2.D" table:number-columns-repeated="2"/>
        <table:table-column table:style-name="Таблица2.A"/>
        <table:table-column table:style-name="Таблица2.D"/>
        <table:table-column table:style-name="Таблица2.A"/>
        <table:table-column table:style-name="Таблица2.D" table:number-columns-repeated="4"/>
        <table:table-column table:style-name="Таблица2.A"/>
        <table:table-column table:style-name="Таблица2.D"/>
        <table:table-column table:style-name="Таблица2.A"/>
        <table:table-column table:style-name="Таблица2.Y"/>
        <table:table-row table:style-name="Таблица2.1">
          <table:table-cell table:style-name="Таблица2.A1" table:number-columns-spanned="5" office:value-type="float" office:value="1">
            <text:p text:style-name="Table_20_Paragraph">1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Table_20_Paragraph">2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Table_20_Paragraph">3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Table_20_Paragraph">4</text:p>
          </table:table-cell>
          <table:covered-table-cell/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Table_20_Paragraph">5</text:p>
          </table:table-cell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F1" office:value-type="string">
            <text:p text:style-name="Table_20_Paragraph"/>
          </table:table-cell>
          <table:table-cell table:style-name="Таблица2.Y2" office:value-type="string">
            <text:p text:style-name="Table_20_Paragraph"/>
          </table:table-cell>
        </table:table-row>
      </table:table>
      <text:p text:style-name="Вопрос"> <text:span text:style-name="T27">Плохо</text:span> <text:s text:c="59"/><text:span text:style-name="T27">ОРГАНИЗАЦИЯ</text:span> <text:s/>КОНФЕРЕНЦИИ <text:s text:c="50"/><text:span text:style-name="T27">Отлично </text:span><text:span text:style-name="T27"></text:span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A"/>
        <table:table-column table:style-name="Таблица4.D"/>
        <table:table-column table:style-name="Таблица4.A"/>
        <table:table-column table:style-name="Таблица4.D" table:number-columns-repeated="4"/>
        <table:table-column table:style-name="Таблица4.A"/>
        <table:table-column table:style-name="Таблица4.D" table:number-columns-repeated="2"/>
        <table:table-column table:style-name="Таблица4.A"/>
        <table:table-column table:style-name="Таблица4.D"/>
        <table:table-column table:style-name="Таблица4.A"/>
        <table:table-column table:style-name="Таблица4.D" table:number-columns-repeated="4"/>
        <table:table-column table:style-name="Таблица4.A"/>
        <table:table-column table:style-name="Таблица4.D"/>
        <table:table-column table:style-name="Таблица4.A"/>
        <table:table-column table:style-name="Таблица4.Y"/>
        <table:table-row table:style-name="Таблица4.1">
          <table:table-cell table:style-name="Таблица4.A1" table:number-columns-spanned="5" office:value-type="string">
            <text:p text:style-name="Table_20_Paragraph">1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Table_20_Paragraph">2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Table_20_Paragraph">3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Table_20_Paragraph">4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5" office:value-type="string">
            <text:p text:style-name="Table_20_Paragraph">5</text:p>
          </table:table-cell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2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A1" office:value-type="string">
            <text:p text:style-name="Table_20_Paragraph"/>
          </table:table-cell>
          <table:table-cell table:style-name="Таблица4.Y2" office:value-type="string">
            <text:p text:style-name="Table_20_Paragraph"/>
          </table:table-cell>
        </table:table-row>
      </table:table>
      <text:p>КАК ВЫ УЗНАЛИ О КОНФЕРЕНЦИИ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column table:style-name="Таблица5.A"/>
        <table:table-column table:style-name="Таблица5.D"/>
        <table:table-column table:style-name="Таблица5.A"/>
        <table:table-column table:style-name="Таблица5.D" table:number-columns-repeated="4"/>
        <table:table-column table:style-name="Таблица5.A"/>
        <table:table-column table:style-name="Таблица5.D" table:number-columns-repeated="2"/>
        <table:table-column table:style-name="Таблица5.A"/>
        <table:table-column table:style-name="Таблица5.D"/>
        <table:table-column table:style-name="Таблица5.A"/>
        <table:table-column table:style-name="Таблица5.D" table:number-columns-repeated="4"/>
        <table:table-column table:style-name="Таблица5.A"/>
        <table:table-column table:style-name="Таблица5.D"/>
        <table:table-column table:style-name="Таблица5.A"/>
        <table:table-column table:style-name="Таблица5.Y"/>
        <table:table-row table:style-name="Таблица5.1">
          <table:table-cell table:style-name="Таблица5.A1" table:number-columns-spanned="5" office:value-type="string">
            <text:p text:style-name="Table_20_Paragraph">Буклет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Table_20_Paragraph">Интернет / e-mail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Table_20_Paragraph">Факс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Table_20_Paragraph">От партнеров</text:p>
          </table:table-cell>
          <table:covered-table-cell/>
          <table:covered-table-cell/>
          <table:covered-table-cell/>
          <table:covered-table-cell/>
          <table:table-cell table:style-name="Таблица5.A1" table:number-columns-spanned="5" office:value-type="string">
            <text:p text:style-name="Table_20_Paragraph">Реклама</text:p>
          </table:table-cell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A1" office:value-type="string">
            <text:p text:style-name="Table_20_Paragraph"/>
          </table:table-cell>
          <table:table-cell table:style-name="Таблица5.Y2" office:value-type="string">
            <text:p text:style-name="Table_20_Paragraph"/>
          </table:table-cell>
        </table:table-row>
      </table:table>
      <text:p>ВАЖНЫЕ ФАКТОРЫ</text:p>
      <text:p>Стремясь делать великолепные мероприятия, мы хотим узнать Ваше мнение о ценности нашей работы. Сообщите нам, пожалуйста, что наиболее ценно для Вас при участии в конференции или какие причины могут побудить Вас принять участие в том или ином мероприятии. Отметьте наиболее важные для Вас факторы.</text:p>
      <text:p>Участие государственных чиновников высокого уровня</text:p>
      <text:list xml:id="list2816730717054917546" text:style-name="L1">
        <text:list-item>
          <text:p>Высокий уровень выступающих (высокие должности)</text:p>
        </text:list-item>
        <text:list-item>
          <text:p>Высокий профессионализм выступающих</text:p>
        </text:list-item>
        <text:list-item>
          <text:p>Актуальность темы конференции, наличие новой(результатов исследований)</text:p>
        </text:list-item>
        <text:list-item>
          <text:p>Высокий уровень участников конференции</text:p>
          <text:p/>
        </text:list-item>
        <text:list-item>
          <text:p>Кол-во участников конференции</text:p>
        </text:list-item>
        <text:list-item>
          <text:p>Хорошая организация мероприятия – доверие к компании- организатору</text:p>
        </text:list-item>
        <text:list-item>
          <text:p>Хорошее помещение – доверие к месту проведения конференции</text:p>
        </text:list-item>
        <text:list-item>
          <text:p>Раздаточные материалы, хэндауты, полезные для работы</text:p>
        </text:list-item>
        <text:list-item>
          <text:p>Наличие фуршета и развлекательной программы</text:p>
        </text:list-item>
      </text:list>
      <text:p><text:soft-page-break/></text:p>
      <text:p/>
      <text:p text:style-name="Text_20_body">Посоветуйте, пожалуйста, тему конференции, которую <text:span text:style-name="T27">вы оцениваете как актуальную</text:span> <text:s text:c="64"/><text:span text:style-name="T27"><text:s text:c="30"/></text:span><text:s text:c="62"/><text:span text:style-name="T27"><text:s text:c="30"/></text:span><text:s text:c="60"/><text:span text:style-name="T27"><text:s text:c="30"/></text:span><text:s text:c="60"/><text:span text:style-name="T27"><text:s text:c="30"/></text:span><text:s text:c="13"/></text:p>
      <text:p text:style-name="Text_20_body"><text:s text:c="47"/><text:span text:style-name="T27"><text:s text:c="30"/></text:span><text:s text:c="60"/><text:span text:style-name="T27"><text:s text:c="30"/></text:span><text:s text:c="60"/><text:span text:style-name="T27"><text:s text:c="30"/></text:span><text:s text:c="60"/><text:span text:style-name="T27"><text:s text:c="30"/></text:span><text:s text:c="13"/></text:p>
      <text:p text:style-name="Text_20_body"><text:s text:c="47"/><text:span text:style-name="T27"><text:s text:c="30"/></text:span><text:s text:c="13"/><text:span text:style-name="T27"><text:s text:c="90"/>__________________</text:span></text:p>
      <text:p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Table_20_Contents"/>
          </table:table-cell>
          <table:table-cell table:style-name="Таблица6.B1" office:value-type="string">
            <text:p text:style-name="Table_20_Paragraph">Нет!</text:p>
          </table:table-cell>
          <table:table-cell table:style-name="Таблица6.B1" office:value-type="string">
            <text:p text:style-name="Table_20_Paragraph">Рекомендуете ли вы конференцию другим сотрудникам?</text:p>
          </table:table-cell>
          <table:table-cell table:style-name="Таблица6.B1" office:value-type="string">
            <text:p text:style-name="Table_20_Paragraph">Да!</text:p>
          </table:table-cell>
          <table:table-cell table:style-name="Таблица6.A1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B2" office:value-type="string">
            <text:p text:style-name="Table_20_Paragraph">Нет!</text:p>
          </table:table-cell>
          <table:table-cell table:style-name="Таблица6.B2" office:value-type="string">
            <text:p text:style-name="Table_20_Paragraph">Хотите ли вы принять участие в следующий раз?</text:p>
          </table:table-cell>
          <table:table-cell table:style-name="Таблица6.B2" office:value-type="string">
            <text:p text:style-name="Table_20_Paragraph">Да!</text:p>
          </table:table-cell>
          <table:table-cell table:style-name="Таблица6.A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B2" office:value-type="string">
            <text:p text:style-name="Table_20_Paragraph">Нет!</text:p>
          </table:table-cell>
          <table:table-cell table:style-name="Таблица6.B2" office:value-type="string">
            <text:p text:style-name="Table_20_Paragraph">Поможет ли участие в конференции вам в работе?</text:p>
          </table:table-cell>
          <table:table-cell table:style-name="Таблица6.B2" office:value-type="string">
            <text:p text:style-name="Table_20_Paragraph">Да!</text:p>
          </table:table-cell>
          <table:table-cell table:style-name="Таблица6.A2" office:value-type="string">
            <text:p text:style-name="Table_20_Contents"/>
          </table:table-cell>
        </table:table-row>
        <table:table-row>
          <table:table-cell table:style-name="Таблица6.A2" office:value-type="string">
            <text:p text:style-name="Table_20_Contents"/>
          </table:table-cell>
          <table:table-cell table:style-name="Таблица6.B2" office:value-type="string">
            <text:p text:style-name="Table_20_Paragraph">Нет!</text:p>
          </table:table-cell>
          <table:table-cell table:style-name="Таблица6.B2" office:value-type="string">
            <text:p text:style-name="Table_20_Paragraph">Хотели бы вы продолжить сотрудничество с нами?</text:p>
          </table:table-cell>
          <table:table-cell table:style-name="Таблица6.B2" office:value-type="string">
            <text:p text:style-name="Table_20_Paragraph">Да!</text:p>
          </table:table-cell>
          <table:table-cell table:style-name="Таблица6.A2" office:value-type="string">
            <text:p text:style-name="Table_20_Contents"/>
          </table:table-cell>
        </table:table-row>
      </table:table>
      <text:p/>
      <text:p text:style-name="Text_20_body">Нам было приятно работать с Вами, и мы обязательно учтем Ваши рекомендации.</text:p>
      <text:p text:style-name="Text_20_body"/>
      <text:p>Оставьте эту анкету на регистрации, или отправьте нам по факсу (495) <text:span text:style-name="T26">800</text:span>-<text:span text:style-name="T26">35</text:span>-<text:span text:style-name="T26">08</text:span> или по электронной почте </text:p>
      <text:p>Мы гарантируем конфиденциальность Вашего отзыва. Спасибо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Segoe UI" svg:font-family="'Segoe UI'" style:font-adornments="Обычный"/>
    <style:font-face style:name="Times New Roman1" svg:font-family="'Times New Roman'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15%" fo:font-style="italic" fo:font-weight="bold" style:font-size-asian="115%" style:font-weight-asian="bold" style:font-size-complex="115%" style:font-weight-complex="normal"/>
    </style:style>
    <style:style style:name="Вопрос" style:family="paragraph" style:parent-style-name="Text_20_body" style:class="text" style:master-page-name="">
      <style:paragraph-properties fo:margin-top="0.499cm" fo:margin-bottom="0.3cm" fo:text-align="center" style:justify-single-word="false" style:page-number="auto"/>
      <style:text-properties style:font-name="Arial1"/>
    </style:style>
    <style:style style:name="Table_20_Paragraph" style:display-name="Table Paragraph" style:family="paragraph" style:parent-style-name="Standard" style:next-style-name="Standard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Огородников</meta:initial-creator>
    <meta:creation-date>2020-04-15T22:19:52.89</meta:creation-date>
    <dc:date>2020-12-08T16:20:33</dc:date>
    <meta:editing-duration>PT23M53S</meta:editing-duration>
    <meta:editing-cycles>8</meta:editing-cycles>
    <meta:generator>OpenOffice/4.1.7$Unix OpenOffice.org_project/417m1$Build-9800</meta:generator>
    <meta:document-statistic meta:table-count="6" meta:image-count="0" meta:object-count="0" meta:page-count="2" meta:paragraph-count="62" meta:word-count="288" meta:character-count="3088"/>
  </office:meta>
</office:document-meta>
</file>